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 office:value-type="string">
            <text:p>Customer
“Two Special Stews, the sliced squid,
plus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 office:value-type="string">
            <text:p>Other Customer
“'Scuse me, could I get some water over
here, please—!”</text:p>
          </table:table-cell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! I'll just be a seco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